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style="normal" fo:font-weight="bold" officeooo:rsid="001724df" officeooo:paragraph-rsid="001724df" style:font-size-asian="21pt" style:font-style-asian="normal" style:font-weight-asian="bold" style:font-size-complex="21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1724df" officeooo:paragraph-rsid="001724df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tornos Mentais</text:p>
      <text:p text:style-name="P1"/>
      <text:p text:style-name="P2">Seremos os responsáveis por oferecer o suporte para pessoas com transtornos mentais, caso queira receber esse suporte acesse nosso <text:a xlink:type="simple" xlink:href="https://forms.gle/fhc5MNSANuDqtwoe7" text:style-name="Internet_20_link" text:visited-style-name="Visited_20_Internet_20_Link">formulário.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0:49:26.309766572</meta:creation-date>
    <dc:date>2024-06-06T11:00:37.000726865</dc:date>
    <meta:editing-duration>PT10M5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2" meta:character-count="161" meta:non-whitespace-character-count="141"/>
  </office:meta>
</office:document-meta>
</file>